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4ef88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4ef88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paragraph-rsid="0004ef88"/>
    </style:style>
    <style:style style:name="P4" style:family="paragraph" style:parent-style-name="Contents_20_Heading">
      <style:text-properties fo:language="en" fo:country="US" officeooo:paragraph-rsid="0004ef88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4dbc2a" officeooo:paragraph-rsid="0004ef88"/>
    </style:style>
    <style:style style:name="P6" style:family="paragraph" style:parent-style-name="Standard">
      <style:paragraph-properties fo:text-align="center" style:justify-single-word="false"/>
      <style:text-properties style:font-name="ubuntu" fo:language="en" fo:country="US" officeooo:rsid="00078cfa" officeooo:paragraph-rsid="0004ef88"/>
    </style:style>
    <style:style style:name="P7" style:family="paragraph" style:parent-style-name="Standard">
      <style:paragraph-properties fo:text-align="start" style:justify-single-word="false"/>
      <style:text-properties style:font-name="ubuntu" fo:language="en" fo:country="US" officeooo:rsid="000a875a" officeooo:paragraph-rsid="0004ef88"/>
    </style:style>
    <style:style style:name="P8" style:family="paragraph" style:parent-style-name="Standard">
      <style:text-properties style:font-name="ubuntu" fo:language="en" fo:country="US" officeooo:paragraph-rsid="0004ef88"/>
    </style:style>
    <style:style style:name="P9" style:family="paragraph" style:parent-style-name="Standard">
      <style:text-properties style:font-name="Ubuntu" fo:font-size="10.5pt" fo:language="en" fo:country="US" officeooo:rsid="08687824" officeooo:paragraph-rsid="0004ef88" fo:background-color="transparent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0a875a" officeooo:paragraph-rsid="0004ef88" fo:background-color="transparent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1895bc" officeooo:paragraph-rsid="0004ef88" fo:background-color="transparent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31b1b0" officeooo:paragraph-rsid="0004ef88" fo:background-color="transparent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3603b6" officeooo:paragraph-rsid="0004ef88" fo:background-color="transparent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5b8839" officeooo:paragraph-rsid="0004ef88" fo:background-color="transparent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39d953" officeooo:paragraph-rsid="0004ef88" fo:background-color="transparent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3da7db" officeooo:paragraph-rsid="0004ef88" fo:background-color="transparent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4afc90" officeooo:paragraph-rsid="0004ef88" fo:background-color="transparent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50f5da" officeooo:paragraph-rsid="0004ef88" fo:background-color="transparent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520fee" officeooo:paragraph-rsid="0004ef88" fo:background-color="transparent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0.5pt" fo:language="en" fo:country="US" officeooo:rsid="0053df29" officeooo:paragraph-rsid="0004ef88" fo:background-color="transparent" style:font-size-asian="10.5pt" style:font-size-complex="10.5pt"/>
    </style:style>
    <style:style style:name="P21" style:family="paragraph" style:parent-style-name="Standard">
      <style:text-properties style:font-name="Ubuntu" fo:font-size="10.5pt" fo:language="en" fo:country="US" officeooo:paragraph-rsid="0004ef88" fo:background-color="transparent" style:font-size-asian="10.5pt" style:font-size-complex="10.5pt"/>
    </style:style>
    <style:style style:name="P22" style:family="paragraph" style:parent-style-name="Standard">
      <style:text-properties style:font-name="Ubuntu" fo:font-size="10.5pt" fo:language="en" fo:country="US" fo:font-weight="bold" officeooo:rsid="008964ea" officeooo:paragraph-rsid="0004ef88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0.5pt" fo:language="en" fo:country="US" fo:font-weight="bold" officeooo:rsid="003da7db" officeooo:paragraph-rsid="0004ef88" fo:background-color="transparent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Ubuntu" fo:font-size="11pt" fo:language="en" fo:country="US" fo:font-weight="bold" officeooo:rsid="00095a29" officeooo:paragraph-rsid="0004ef88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66b3" style:font-name="Ubuntu" fo:font-size="10.5pt" fo:language="en" fo:country="US" fo:font-weight="normal" officeooo:rsid="0375e11c" officeooo:paragraph-rsid="0004ef88" fo:background-color="transparent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Ubuntu" fo:font-size="10.5pt" fo:language="en" fo:country="US" officeooo:rsid="0004de30" officeooo:paragraph-rsid="0004ef88" fo:background-color="transparent" style:font-size-asian="10.5pt" style:font-size-complex="10.5pt"/>
    </style:style>
    <style:style style:name="P27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Ubuntu" fo:font-size="10.5pt" fo:language="en" fo:country="US" officeooo:rsid="001304f3" officeooo:paragraph-rsid="0004ef88" fo:background-color="transparent" style:font-size-asian="10.5pt" style:font-size-complex="10.5pt"/>
    </style:style>
    <style:style style:name="P28" style:family="paragraph" style:parent-style-name="Title">
      <style:text-properties fo:color="#c9211e" style:font-name="ubuntu" fo:language="en" fo:country="US" officeooo:paragraph-rsid="0004ef88"/>
    </style:style>
    <style:style style:name="P29" style:family="paragraph" style:parent-style-name="Heading_20_1">
      <style:text-properties fo:color="#00a933" fo:language="en" fo:country="US" officeooo:paragraph-rsid="0004ef88"/>
    </style:style>
    <style:style style:name="P30" style:family="paragraph" style:parent-style-name="Heading_20_2">
      <style:text-properties fo:color="#2a6099" fo:language="en" fo:country="US" officeooo:paragraph-rsid="0004ef88"/>
    </style:style>
    <style:style style:name="P31" style:family="paragraph" style:parent-style-name="Heading_20_3">
      <style:text-properties fo:language="en" fo:country="US" officeooo:rsid="0ada4a17" officeooo:paragraph-rsid="0004ef88"/>
    </style:style>
    <style:style style:name="P32" style:family="paragraph" style:parent-style-name="Standard" style:list-style-name="L1">
      <style:text-properties officeooo:paragraph-rsid="0004ef88"/>
    </style:style>
    <style:style style:name="P33" style:family="paragraph" style:parent-style-name="Standard" style:list-style-name="L1">
      <style:text-properties fo:language="en" fo:country="US" officeooo:paragraph-rsid="0004ef88"/>
    </style:style>
    <style:style style:name="P34" style:family="paragraph" style:parent-style-name="Standard" style:list-style-name="L2">
      <style:paragraph-properties fo:text-align="start" style:justify-single-word="false"/>
      <style:text-properties fo:language="en" fo:country="US" officeooo:paragraph-rsid="0004ef88"/>
    </style:style>
    <style:style style:name="P35" style:family="paragraph" style:parent-style-name="Standard" style:list-style-name="L1">
      <style:text-properties fo:color="#f58220" style:font-name="Ubuntu" fo:font-size="10.5pt" fo:language="en" fo:country="US" officeooo:rsid="008ce4f7" officeooo:paragraph-rsid="0004ef88" fo:background-color="transparent" style:font-size-asian="10.5pt" style:font-size-complex="10.5pt"/>
    </style:style>
    <style:style style:name="P36" style:family="paragraph" style:parent-style-name="Standard" style:list-style-name="L1">
      <style:text-properties fo:color="#5c2d91" style:font-name="Ubuntu" fo:font-size="10.5pt" fo:language="en" fo:country="US" officeooo:rsid="008c789a" officeooo:paragraph-rsid="0004ef88" fo:background-color="transparent" style:font-size-asian="10.5pt" style:font-size-complex="10.5pt"/>
    </style:style>
    <style:style style:name="P37" style:family="paragraph" style:parent-style-name="Standard" style:list-style-name="L1">
      <style:text-properties fo:color="#c9211e" fo:language="en" fo:country="US" officeooo:rsid="0a0abb14" officeooo:paragraph-rsid="0004ef88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Ubuntu" fo:font-size="10.5pt" fo:language="en" fo:country="US" officeooo:rsid="003da7db" officeooo:paragraph-rsid="0004ef88" fo:background-color="transparent" style:font-size-asian="10.5pt" style:font-size-complex="10.5pt"/>
    </style:style>
    <style:style style:name="T1" style:family="text">
      <style:text-properties fo:color="#81d41a" style:font-name="Ubuntu" fo:font-size="10.5pt" fo:font-weight="bold" officeooo:rsid="0053df29" fo:background-color="transparent" loext:char-shading-value="0" style:font-size-asian="10.5pt" style:font-weight-asian="bold" style:font-size-complex="10.5pt" style:font-weight-complex="bold"/>
    </style:style>
    <style:style style:name="T2" style:family="text">
      <style:text-properties fo:color="#81d41a" style:font-name="Ubuntu" fo:font-size="10.5pt" fo:font-weight="bold" officeooo:rsid="00553b22" fo:background-color="transparent" loext:char-shading-value="0" style:font-size-asian="10.5pt" style:font-weight-asian="bold" style:font-size-complex="10.5pt" style:font-weight-complex="bold"/>
    </style:style>
    <style:style style:name="T3" style:family="text">
      <style:text-properties fo:color="#81d41a" style:font-name="Ubuntu" fo:font-size="10.5pt" fo:font-weight="bold" officeooo:rsid="0050f5da" fo:background-color="transparent" loext:char-shading-value="0" style:font-size-asian="10.5pt" style:font-weight-asian="bold" style:font-size-complex="10.5pt" style:font-weight-complex="bold"/>
    </style:style>
    <style:style style:name="T4" style:family="text">
      <style:text-properties fo:color="#81d41a" style:font-name="Ubuntu" fo:font-size="10.5pt" fo:font-weight="bold" officeooo:rsid="00520fee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color="#81d41a" style:font-name="Ubuntu" fo:font-size="10.5pt" officeooo:rsid="08877e73" fo:background-color="transparent" loext:char-shading-value="0" style:font-size-asian="10.5pt" style:font-size-complex="10.5pt"/>
    </style:style>
    <style:style style:name="T6" style:family="text">
      <style:text-properties fo:color="#81d41a" style:font-name="Ubuntu" fo:font-size="10.5pt" officeooo:rsid="030f2e37" fo:background-color="transparent" loext:char-shading-value="0" style:font-size-asian="10.5pt" style:font-size-complex="10.5pt"/>
    </style:style>
    <style:style style:name="T7" style:family="text">
      <style:text-properties fo:color="#81d41a" style:font-name="Ubuntu" fo:font-size="10.5pt" officeooo:rsid="00272b2b" fo:background-color="transparent" loext:char-shading-value="0" style:font-size-asian="10.5pt" style:font-size-complex="10.5pt"/>
    </style:style>
    <style:style style:name="T8" style:family="text">
      <style:text-properties fo:color="#81d41a" style:font-name="Ubuntu" fo:font-size="10.5pt" officeooo:rsid="0310a109" fo:background-color="transparent" loext:char-shading-value="0" style:font-size-asian="10.5pt" style:font-size-complex="10.5pt"/>
    </style:style>
    <style:style style:name="T9" style:family="text">
      <style:text-properties style:font-name="Ubuntu" fo:font-size="10.5pt" fo:background-color="transparent" loext:char-shading-value="0" style:font-size-asian="10.5pt" style:font-size-complex="10.5pt"/>
    </style:style>
    <style:style style:name="T10" style:family="text">
      <style:text-properties style:font-name="Ubuntu" fo:font-size="10.5pt" officeooo:rsid="00553b22" fo:background-color="transparent" loext:char-shading-value="0" style:font-size-asian="10.5pt" style:font-size-complex="10.5pt"/>
    </style:style>
    <style:style style:name="T11" style:family="text">
      <style:text-properties style:font-name="Ubuntu" fo:font-size="10.5pt" officeooo:rsid="0310a109" fo:background-color="transparent" loext:char-shading-value="0" style:font-size-asian="10.5pt" style:font-size-complex="10.5pt"/>
    </style:style>
    <style:style style:name="T12" style:family="text">
      <style:text-properties style:font-name="Ubuntu" fo:font-size="10.5pt" officeooo:rsid="00285d31" fo:background-color="transparent" loext:char-shading-value="0" style:font-size-asian="10.5pt" style:font-size-complex="10.5pt"/>
    </style:style>
    <style:style style:name="T13" style:family="text">
      <style:text-properties style:font-name="Ubuntu" fo:font-size="10.5pt" officeooo:rsid="00459318" fo:background-color="transparent" loext:char-shading-value="0" style:font-size-asian="10.5pt" style:font-size-complex="10.5pt"/>
    </style:style>
    <style:style style:name="T14" style:family="text">
      <style:text-properties style:font-name="Ubuntu" fo:font-size="10.5pt" officeooo:rsid="0047d9da" fo:background-color="transparent" loext:char-shading-value="0" style:font-size-asian="10.5pt" style:font-size-complex="10.5pt"/>
    </style:style>
    <style:style style:name="T15" style:family="text">
      <style:text-properties style:font-name="Ubuntu" fo:font-size="10.5pt" officeooo:rsid="0049e423" fo:background-color="transparent" loext:char-shading-value="0" style:font-size-asian="10.5pt" style:font-size-complex="10.5pt"/>
    </style:style>
    <style:style style:name="T16" style:family="text">
      <style:text-properties style:font-name="Ubuntu" fo:font-size="10.5pt" officeooo:rsid="004afc90" fo:background-color="transparent" loext:char-shading-value="0" style:font-size-asian="10.5pt" style:font-size-complex="10.5pt"/>
    </style:style>
    <style:style style:name="T17" style:family="text">
      <style:text-properties style:font-name="Ubuntu" fo:font-size="10.5pt" officeooo:rsid="004dec7f" fo:background-color="transparent" loext:char-shading-value="0" style:font-size-asian="10.5pt" style:font-size-complex="10.5pt"/>
    </style:style>
    <style:style style:name="T18" style:family="text">
      <style:text-properties style:font-name="Ubuntu" fo:font-size="10.5pt" officeooo:rsid="004f6356" fo:background-color="transparent" loext:char-shading-value="0" style:font-size-asian="10.5pt" style:font-size-complex="10.5pt"/>
    </style:style>
    <style:style style:name="T19" style:family="text">
      <style:text-properties style:font-name="Ubuntu" fo:font-size="10.5pt" officeooo:rsid="0050f5da" fo:background-color="transparent" loext:char-shading-value="0" style:font-size-asian="10.5pt" style:font-size-complex="10.5pt"/>
    </style:style>
    <style:style style:name="T20" style:family="text">
      <style:text-properties style:font-name="Ubuntu" fo:font-size="10.5pt" officeooo:rsid="00520fee" fo:background-color="transparent" loext:char-shading-value="0" style:font-size-asian="10.5pt" style:font-size-complex="10.5pt"/>
    </style:style>
    <style:style style:name="T21" style:family="text">
      <style:text-properties style:font-name="Ubuntu" fo:font-size="10.5pt" officeooo:rsid="0053df29" fo:background-color="transparent" loext:char-shading-value="0" style:font-size-asian="10.5pt" style:font-size-complex="10.5pt"/>
    </style:style>
    <style:style style:name="T22" style:family="text">
      <style:text-properties style:font-name="Ubuntu" fo:font-size="10.5pt" officeooo:rsid="000ad4e7" fo:background-color="transparent" loext:char-shading-value="0" style:font-size-asian="10.5pt" style:font-size-complex="10.5pt"/>
    </style:style>
    <style:style style:name="T23" style:family="text">
      <style:text-properties officeooo:rsid="00061842"/>
    </style:style>
    <style:style style:name="T24" style:family="text">
      <style:text-properties officeooo:rsid="00078cfa"/>
    </style:style>
    <style:style style:name="T25" style:family="text">
      <style:text-properties fo:language="en" fo:country="US"/>
    </style:style>
    <style:style style:name="T26" style:family="text">
      <style:text-properties officeooo:rsid="006581c1"/>
    </style:style>
    <style:style style:name="T27" style:family="text">
      <style:text-properties officeooo:rsid="07575b29"/>
    </style:style>
    <style:style style:name="T28" style:family="text">
      <style:text-properties fo:color="#ce181e" style:font-name="Ubuntu" fo:font-size="10.5pt" fo:language="en" fo:country="US" officeooo:rsid="00633a0f" fo:background-color="transparent" loext:char-shading-value="0" style:font-size-asian="10.5pt" style:font-size-complex="10.5pt"/>
    </style:style>
    <style:style style:name="T29" style:family="text">
      <style:text-properties fo:color="#ce181e" style:font-name="Ubuntu" fo:font-size="10.5pt" fo:language="en" fo:country="US" officeooo:rsid="008aeb77" fo:background-color="transparent" loext:char-shading-value="0" style:font-size-asian="10.5pt" style:font-size-complex="10.5pt"/>
    </style:style>
    <style:style style:name="T30" style:family="text">
      <style:text-properties fo:color="#ce181e" style:font-name="Ubuntu" fo:font-size="10.5pt" fo:language="en" fo:country="US" officeooo:rsid="002359f7" fo:background-color="transparent" loext:char-shading-value="0" style:font-size-asian="10.5pt" style:font-size-complex="10.5pt"/>
    </style:style>
    <style:style style:name="T31" style:family="text">
      <style:text-properties fo:color="#00a65d" style:font-name="Ubuntu" fo:font-size="10.5pt" officeooo:rsid="00633a0f" fo:background-color="transparent" loext:char-shading-value="0" style:font-size-asian="10.5pt" style:font-size-complex="10.5pt"/>
    </style:style>
    <style:style style:name="T32" style:family="text">
      <style:text-properties fo:color="#00a65d" style:font-name="Ubuntu" fo:font-size="10.5pt" officeooo:rsid="008c789a" fo:background-color="transparent" loext:char-shading-value="0" style:font-size-asian="10.5pt" style:font-size-complex="10.5pt"/>
    </style:style>
    <style:style style:name="T33" style:family="text">
      <style:text-properties fo:color="#00a65d" style:font-name="Ubuntu" fo:font-size="10.5pt" officeooo:rsid="0024518f" fo:background-color="transparent" loext:char-shading-value="0" style:font-size-asian="10.5pt" style:font-size-complex="10.5pt"/>
    </style:style>
    <style:style style:name="T34" style:family="text">
      <style:text-properties fo:color="#0066b3" style:font-name="Ubuntu" fo:font-size="10.5pt" officeooo:rsid="008c789a" fo:background-color="transparent" loext:char-shading-value="0" style:font-size-asian="10.5pt" style:font-size-complex="10.5pt"/>
    </style:style>
    <style:style style:name="T35" style:family="text">
      <style:text-properties fo:color="#0066b3" style:font-name="Ubuntu" fo:font-size="10.5pt" officeooo:rsid="00633a0f" fo:background-color="transparent" loext:char-shading-value="0" style:font-size-asian="10.5pt" style:font-size-complex="10.5pt"/>
    </style:style>
    <style:style style:name="T36" style:family="text">
      <style:text-properties fo:color="#0066b3" style:font-name="Ubuntu" fo:font-size="10.5pt" officeooo:rsid="00264752" fo:background-color="transparent" loext:char-shading-value="0" style:font-size-asian="10.5pt" style:font-size-complex="10.5pt"/>
    </style:style>
    <style:style style:name="T37" style:family="text">
      <style:text-properties officeooo:rsid="00269f5c"/>
    </style:style>
    <style:style style:name="T38" style:family="text">
      <style:text-properties officeooo:rsid="008dcad7"/>
    </style:style>
    <style:style style:name="T39" style:family="text">
      <style:text-properties fo:color="#666666" style:font-name="Ubuntu" fo:font-size="10.5pt" officeooo:rsid="00953cd7" fo:background-color="transparent" loext:char-shading-value="0" style:font-size-asian="10.5pt" style:font-size-complex="10.5pt"/>
    </style:style>
    <style:style style:name="T40" style:family="text">
      <style:text-properties fo:color="#666666" style:font-name="Ubuntu" fo:font-size="10.5pt" officeooo:rsid="008c789a" fo:background-color="transparent" loext:char-shading-value="0" style:font-size-asian="10.5pt" style:font-size-complex="10.5pt"/>
    </style:style>
    <style:style style:name="T41" style:family="text">
      <style:text-properties fo:color="#666666" style:font-name="Ubuntu" fo:font-size="10.5pt" officeooo:rsid="0029226c" fo:background-color="transparent" loext:char-shading-value="0" style:font-size-asian="10.5pt" style:font-size-complex="10.5pt"/>
    </style:style>
    <style:style style:name="T42" style:family="text">
      <style:text-properties fo:color="#666666" style:font-name="Ubuntu" fo:font-size="10.5pt" officeooo:rsid="008f328d" fo:background-color="transparent" loext:char-shading-value="0" style:font-size-asian="10.5pt" style:font-size-complex="10.5pt"/>
    </style:style>
    <style:style style:name="T43" style:family="text">
      <style:text-properties fo:color="#666666" style:font-name="Ubuntu" fo:font-size="10.5pt" officeooo:rsid="000b2ecc" fo:background-color="transparent" loext:char-shading-value="0" style:font-size-asian="10.5pt" style:font-size-complex="10.5pt"/>
    </style:style>
    <style:style style:name="T44" style:family="text">
      <style:text-properties fo:color="#666666" style:font-name="Ubuntu" fo:font-size="10.5pt" officeooo:rsid="000e52a2" fo:background-color="transparent" loext:char-shading-value="0" style:font-size-asian="10.5pt" style:font-size-complex="10.5pt"/>
    </style:style>
    <style:style style:name="T45" style:family="text">
      <style:text-properties officeooo:rsid="00118d9b"/>
    </style:style>
    <style:style style:name="T46" style:family="text">
      <style:text-properties officeooo:rsid="001342fc"/>
    </style:style>
    <style:style style:name="T47" style:family="text">
      <style:text-properties officeooo:rsid="00127ec4"/>
    </style:style>
    <style:style style:name="T48" style:family="text">
      <style:text-properties officeooo:rsid="0014bba9"/>
    </style:style>
    <style:style style:name="T49" style:family="text">
      <style:text-properties officeooo:rsid="001a5539"/>
    </style:style>
    <style:style style:name="T50" style:family="text">
      <style:text-properties officeooo:rsid="001bb3d8"/>
    </style:style>
    <style:style style:name="T51" style:family="text">
      <style:text-properties officeooo:rsid="0060bef5"/>
    </style:style>
    <style:style style:name="T52" style:family="text">
      <style:text-properties officeooo:rsid="001bf95f"/>
    </style:style>
    <style:style style:name="T53" style:family="text">
      <style:text-properties officeooo:rsid="001de41f"/>
    </style:style>
    <style:style style:name="T54" style:family="text">
      <style:text-properties officeooo:rsid="001fdae1"/>
    </style:style>
    <style:style style:name="T55" style:family="text">
      <style:text-properties officeooo:rsid="002074f5"/>
    </style:style>
    <style:style style:name="T56" style:family="text">
      <style:text-properties officeooo:rsid="0029fec4"/>
    </style:style>
    <style:style style:name="T57" style:family="text">
      <style:text-properties officeooo:rsid="002a9844"/>
    </style:style>
    <style:style style:name="T58" style:family="text">
      <style:text-properties officeooo:rsid="002e39c0"/>
    </style:style>
    <style:style style:name="T59" style:family="text">
      <style:text-properties officeooo:rsid="005c3fd7"/>
    </style:style>
    <style:style style:name="T60" style:family="text">
      <style:text-properties officeooo:rsid="003087d5"/>
    </style:style>
    <style:style style:name="T61" style:family="text">
      <style:text-properties officeooo:rsid="0061d763"/>
    </style:style>
    <style:style style:name="T62" style:family="text">
      <style:text-properties officeooo:rsid="0031daa3"/>
    </style:style>
    <style:style style:name="T63" style:family="text">
      <style:text-properties officeooo:rsid="00356107"/>
    </style:style>
    <style:style style:name="T64" style:family="text">
      <style:text-properties officeooo:rsid="0035a393"/>
    </style:style>
    <style:style style:name="T65" style:family="text">
      <style:text-properties officeooo:rsid="0035b549"/>
    </style:style>
    <style:style style:name="T66" style:family="text">
      <style:text-properties officeooo:rsid="005ec294"/>
    </style:style>
    <style:style style:name="T67" style:family="text">
      <style:text-properties officeooo:rsid="00328c7c"/>
    </style:style>
    <style:style style:name="T68" style:family="text">
      <style:text-properties officeooo:rsid="0037f9cc"/>
    </style:style>
    <style:style style:name="T69" style:family="text">
      <style:text-properties officeooo:rsid="00569b37"/>
    </style:style>
    <style:style style:name="T70" style:family="text">
      <style:text-properties officeooo:rsid="00586559"/>
    </style:style>
    <style:style style:name="T71" style:family="text">
      <style:text-properties officeooo:rsid="0058ca9d"/>
    </style:style>
    <style:style style:name="T72" style:family="text">
      <style:text-properties officeooo:rsid="0059d4e5"/>
    </style:style>
    <style:style style:name="T73" style:family="text">
      <style:text-properties officeooo:rsid="005ba0fb"/>
    </style:style>
    <style:style style:name="T74" style:family="text">
      <style:text-properties officeooo:rsid="003af43d"/>
    </style:style>
    <style:style style:name="T75" style:family="text">
      <style:text-properties officeooo:rsid="003b79b2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3f9221" style:font-weight-asian="bold" style:font-weight-complex="bold"/>
    </style:style>
    <style:style style:name="T78" style:family="text">
      <style:text-properties officeooo:rsid="003f9221"/>
    </style:style>
    <style:style style:name="T79" style:family="text">
      <style:text-properties officeooo:rsid="004027e7"/>
    </style:style>
    <style:style style:name="T80" style:family="text">
      <style:text-properties officeooo:rsid="0041e56a"/>
    </style:style>
    <style:style style:name="T81" style:family="text">
      <style:text-properties officeooo:rsid="0042d92e"/>
    </style:style>
    <style:style style:name="T82" style:family="text">
      <style:text-properties officeooo:rsid="0043f2ad"/>
    </style:style>
    <style:style style:name="T83" style:family="text">
      <style:text-properties fo:color="#a3238e" style:font-name="Ubuntu" fo:font-size="10.5pt" fo:language="en" fo:country="US" officeooo:rsid="000cfcab" fo:background-color="transparent" loext:char-shading-value="0" style:font-size-asian="10.5pt" style:font-size-complex="10.5pt"/>
    </style:style>
    <style:style style:name="T84" style:family="text">
      <style:text-properties fo:color="#a3238e" style:font-name="Ubuntu" fo:font-size="10.5pt" fo:language="en" fo:country="US" officeooo:rsid="008c789a" fo:background-color="transparent" loext:char-shading-value="0" style:font-size-asian="10.5pt" style:font-size-complex="10.5pt"/>
    </style:style>
    <style:style style:name="T85" style:family="text">
      <style:text-properties fo:color="#a3238e" style:font-name="Ubuntu" fo:font-size="10.5pt" fo:language="en" fo:country="US" officeooo:rsid="008f328d" fo:background-color="transparent" loext:char-shading-value="0" style:font-size-asian="10.5pt" style:font-size-complex="10.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3">Linux re-installation file </text:span><text:span text:style-name="T24">d</text:span>ocumentation</text:p>
      <text:p text:style-name="P8"/>
      <text:p text:style-name="P6">The official script documentation</text:p>
      <text:p text:style-name="P8"/>
      <text:p text:style-name="P8"/>
      <text:p text:style-name="P26"/>
      <text:p text:style-name="P21"/>
      <text:p text:style-name="P24">Summary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Summary</text:p>
          </text:index-title>
          <text:p text:style-name="P1"><text:a xlink:type="simple" xlink:href="#__RefHeading___Toc12305_1829686736" text:style-name="Index_20_Link" text:visited-style-name="Index_20_Link"><text:span text:style-name="T25">1: Script description<text:tab/>1</text:span></text:a></text:p>
          <text:p text:style-name="P2"><text:a xlink:type="simple" xlink:href="#__RefHeading___Toc12307_1829686736" text:style-name="Index_20_Link" text:visited-style-name="Index_20_Link"><text:span text:style-name="T25">1.1: Global description<text:tab/>1</text:span></text:a></text:p>
          <text:p text:style-name="P2"><text:a xlink:type="simple" xlink:href="#__RefHeading___Toc6950_2768122787" text:style-name="Index_20_Link" text:visited-style-name="Index_20_Link"><text:span text:style-name="T25">1.2: Shell interpretor and path<text:tab/>2</text:span></text:a></text:p>
          <text:p text:style-name="P3"><text:a xlink:type="simple" xlink:href="#__RefHeading___Toc6111_2225949255" text:style-name="Index_20_Link" text:visited-style-name="Index_20_Link"><text:span text:style-name="T25">1.2.1: Interpretation<text:tab/>2</text:span></text:a></text:p>
        </text:index-body>
      </text:table-of-content>
      <text:p text:style-name="P25"/>
      <text:p text:style-name="P27"/>
      <text:p text:style-name="P21"/>
      <text:p text:style-name="P22"><text:span text:style-name="T26">D</text:span><text:span text:style-name="T27">ocumentation’</text:span><text:span text:style-name="T26">s color scheme</text:span>:</text:p>
      <text:list xml:id="list3035139392" text:style-name="L1">
        <text:list-item>
          <text:p text:style-name="P32"><text:span text:style-name="T28">Red</text:span><text:span text:style-name="T29"><text:tab/><text:tab/>:<text:tab/></text:span><text:span text:style-name="T30">Main title</text:span></text:p>
        </text:list-item>
        <text:list-item>
          <text:p text:style-name="P33"><text:span text:style-name="T31">Green</text:span><text:span text:style-name="T32"><text:tab/><text:tab/>:<text:tab/></text:span><text:span text:style-name="T33">First level titles</text:span></text:p>
        </text:list-item>
        <text:list-item>
          <text:p text:style-name="P33"><text:span text:style-name="T34">Bl</text:span><text:span text:style-name="T35">ue</text:span><text:span text:style-name="T34"><text:tab/><text:tab/>:<text:tab/></text:span><text:span text:style-name="T36">Second level titles</text:span></text:p>
        </text:list-item>
        <text:list-item>
          <text:p text:style-name="P35">Orange<text:tab/>:<text:tab/><text:span text:style-name="T37">V</text:span><text:span text:style-name="T38">ariable </text:span><text:span text:style-name="T37">names</text:span></text:p>
        </text:list-item>
        <text:list-item>
          <text:p text:style-name="P36">Mauve<text:tab/><text:tab/>:<text:tab/><text:span text:style-name="T38">Noms des fonctions réutilisables</text:span></text:p>
        </text:list-item>
        <text:list-item>
          <text:p text:style-name="P32"><text:span text:style-name="T83">Purple</text:span><text:span text:style-name="T84"><text:tab/><text:tab/>:<text:tab/></text:span><text:span text:style-name="T85">Noms des fonctions à usage unique</text:span></text:p>
        </text:list-item>
        <text:list-item>
          <text:p text:style-name="P33"><text:span text:style-name="T43">Dark </text:span><text:span text:style-name="T44">Grey</text:span><text:span text:style-name="T39"> 1</text:span><text:span text:style-name="T40"><text:tab/>:<text:tab/></text:span><text:span text:style-name="T41">C</text:span><text:span text:style-name="T42">ommand</text:span><text:span text:style-name="T41">s names</text:span></text:p>
        </text:list-item>
        <text:list-item>
          <text:p text:style-name="P33"><text:span text:style-name="T5">Citron vert</text:span><text:span text:style-name="T6"><text:tab/>:<text:tab/></text:span><text:span text:style-name="T7">Paths | </text:span><text:span text:style-name="T6">Chemin</text:span><text:span text:style-name="T8">s (arborescence de fichiers)</text:span></text:p>
        </text:list-item>
        <text:list-item>
          <text:p text:style-name="P37"><text:span text:style-name="T11">B</text:span><text:span text:style-name="T9">ri</text:span><text:span text:style-name="T22">ck</text:span><text:span text:style-name="T9"><text:tab/><text:tab/>:<text:tab/></text:span><text:span text:style-name="T12">Loops and statements</text:span></text:p>
        </text:list-item>
      </text:list>
      <text:p text:style-name="P27"/>
      <text:p text:style-name="P9"/>
      <text:h text:style-name="P29" text:outline-level="1"><text:bookmark-start text:name="__RefHeading___Toc12305_1829686736"/>1: <text:span text:style-name="T45">S</text:span>cript <text:span text:style-name="T45">description</text:span><text:bookmark-end text:name="__RefHeading___Toc12305_1829686736"/></text:h>
      <text:h text:style-name="P30" text:outline-level="2"><text:bookmark-start text:name="__RefHeading___Toc12307_1829686736"/>1.1<text:span text:style-name="T46">:</text:span> <text:span text:style-name="T47">G</text:span>lobal <text:span text:style-name="T47">d</text:span>escription<text:bookmark-end text:name="__RefHeading___Toc12307_1829686736"/></text:h>
      <text:p text:style-name="P21"><text:span text:style-name="T48">This </text:span>script <text:span text:style-name="T48">was written in order to help you </text:span></text:p>
      <text:p text:style-name="P21">de vous faire gagner du temps après une (ré)installation fraîche d’une distribution Linux sur votre ordinateur.</text:p>
      <text:p text:style-name="P10"/>
      <text:p text:style-name="P11">It was programmed in UNIX Shell (and precisely by using the Bash Shell syntax), <text:span text:style-name="T49">which, like Batch (on Windows) and AppleScript (OS X), </text:span><text:span text:style-name="T50">is a high level scripting lang</text:span><text:span text:style-name="T51">u</text:span><text:span text:style-name="T50">age which </text:span><text:span text:style-name="T52">allows to </text:span><text:span text:style-name="T53">manipulate operating system </text:span><text:span text:style-name="T54">features like system calls, </text:span><text:span text:style-name="T55">commands, </text:span><text:span text:style-name="T56">executing software execution files, </text:span><text:span text:style-name="T57">environment variables and more.</text:span></text:p>
      <text:p text:style-name="P11"/>
      <text:h text:style-name="P30" text:outline-level="2"><text:bookmark-start text:name="__RefHeading___Toc6950_2768122787"/><text:soft-page-break/>1.2 : <text:span text:style-name="T58">Shell interpret</text:span><text:span text:style-name="T59">e</text:span><text:span text:style-name="T58">r and path</text:span><text:bookmark-end text:name="__RefHeading___Toc6950_2768122787"/></text:h>
      <text:h text:style-name="P31" text:outline-level="3"><text:bookmark-start text:name="__RefHeading___Toc6111_2225949255"/>1.2.1 : Interpr<text:span text:style-name="T60">e</text:span>t<text:span text:style-name="T61">er</text:span><text:bookmark-end text:name="__RefHeading___Toc6111_2225949255"/></text:h>
      <text:p text:style-name="P12">Unlike C, C++, Haskell, Goland or OCaml, Shell files are not <text:span text:style-name="T62">compiled. Instead, they are read and interpreted by a </text:span><text:span text:style-name="T63">specific program, </text:span><text:span text:style-name="T64">like Python </text:span><text:span text:style-name="T65">or web lang</text:span><text:span text:style-name="T66">u</text:span><text:span text:style-name="T65">ages such as HTML, CSS, PHP and JavaScript</text:span><text:span text:style-name="T63"> : an</text:span><text:span text:style-name="T67"> interpreter.</text:span></text:p>
      <text:p text:style-name="P11"/>
      <text:p text:style-name="P13">The <text:span text:style-name="T68">Shell</text:span> interpreter <text:span text:style-name="T68">chosen to develop this script is the Bash, which is b</text:span><text:span text:style-name="T69">y far the most used </text:span><text:span text:style-name="T70">Shell interpret</text:span><text:span text:style-name="T71">e</text:span><text:span text:style-name="T70">r </text:span><text:span text:style-name="T72">on Linux and other UNIX systems.</text:span></text:p>
      <text:p text:style-name="P13"/>
      <text:p text:style-name="P14">The interpreter chosen in the shebang (see the note below) <text:span text:style-name="T73">at the beginning of the script is </text:span></text:p>
      <text:p text:style-name="P13"/>
      <text:p text:style-name="P15">For example, if your terminal <text:span text:style-name="T74">is running with the KSH interpreter, </text:span><text:span text:style-name="T75">you can execute a Shell file </text:span></text:p>
      <text:p text:style-name="P15"/>
      <text:p text:style-name="P23">Notes :</text:p>
      <text:list xml:id="list3000888933" text:style-name="L2">
        <text:list-item>
          <text:p text:style-name="P38">The <text:span text:style-name="T76">shebang</text:span> (or <text:span text:style-name="T76">shabang</text:span>) is a text header file (represented by th<text:span text:style-name="T78">e</text:span>se <text:span text:style-name="T78">two characters → </text:span><text:span text:style-name="T77">#!</text:span>) <text:span text:style-name="T79">telling to the operating system that </text:span><text:span text:style-name="T80">this file is not a binary file, but a text script file to execute </text:span><text:span text:style-name="T81">with an interpreter (Perl, Python, Shell</text:span><text:span text:style-name="T82">).</text:span></text:p>
        </text:list-item>
      </text:list>
      <text:p text:style-name="P16"/>
      <text:list xml:id="list140045509100789" text:continue-numbering="true" text:style-name="L2">
        <text:list-item>
          <text:p text:style-name="P34"><text:span text:style-name="T13">Adding a shebang is not mandatory, but as said before, </text:span><text:span text:style-name="T14">you will have to indicate </text:span><text:span text:style-name="T15">which</text:span><text:span text:style-name="T14"> interpreter </text:span><text:span text:style-name="T16">using to execute the file.</text:span></text:p>
        </text:list-item>
      </text:list>
      <text:p text:style-name="P17"/>
      <text:p text:style-name="P5"><text:span text:style-name="T16">W</text:span><text:span text:style-name="T9">hat follows directly the shebang is the path of the interpreter’s binary </text:span><text:span text:style-name="T17">file from the root directory. </text:span><text:span text:style-name="T18">This file is generally located in the /bin </text:span><text:span text:style-name="T19">folder.</text:span></text:p>
      <text:p text:style-name="P18"/>
      <text:p text:style-name="P5"><text:span text:style-name="T3">/</text:span><text:span text:style-name="T4">bin</text:span><text:span text:style-name="T20"> : System executable files.</text:span></text:p>
      <text:p text:style-name="P19"/>
      <text:p text:style-name="P5"><text:span text:style-name="T4">/</text:span><text:span text:style-name="T1">usr/bin</text:span><text:span text:style-name="T21"> :</text:span></text:p>
      <text:p text:style-name="P20"/>
      <text:p text:style-name="P5"><text:span text:style-name="T1">/</text:span><text:span text:style-name="T2">usr/local/bin</text:span><text:span text:style-name="T10"> 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02T14:00:44.790905020</dc:date>
    <meta:editing-duration>PT19M46S</meta:editing-duration>
    <meta:editing-cycles>13</meta:editing-cycles>
    <meta:document-statistic meta:table-count="0" meta:image-count="0" meta:object-count="0" meta:page-count="2" meta:paragraph-count="36" meta:word-count="379" meta:character-count="2221" meta:non-whitespace-character-count="1880"/>
  </office:meta>
</office:document-meta>
</file>